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11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3.719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322cm" draw:shadow="hidden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19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39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5.517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126%" text:enable-numbering="false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.44cm" fo:margin-right="0cm" fo:line-height="124%" text:enable-numbering="false" fo:text-indent="-0.44cm" style:line-break="strict"/>
    </style:style>
    <style:style style:name="P4" style:family="paragraph">
      <style:paragraph-properties fo:margin-left="0.44cm" fo:margin-right="0cm" style:line-height-at-least="2.615cm" text:enable-numbering="false" fo:text-indent="-0.44cm" style:line-break="stric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44cm" fo:margin-right="0cm" fo:line-height="126%" text:enable-numbering="false" fo:text-indent="-0.44cm" style:line-break="strict"/>
    </style:style>
    <style:style style:name="P7" style:family="paragraph">
      <style:paragraph-properties fo:margin-left="1.04cm" fo:margin-right="0cm" fo:line-height="124%" text:enable-numbering="true" fo:text-indent="-0.807cm" style:line-break="strict"/>
    </style:style>
    <style:style style:name="P8" style:family="paragraph">
      <style:paragraph-properties fo:margin-left="1.04cm" fo:margin-right="0cm" style:line-height-at-least="2.615cm" text:enable-numbering="true" fo:text-indent="-0.807cm" style:line-break="strict"/>
    </style:style>
    <style:style style:name="T1" style:family="text">
      <style:text-properties fo:language="en" fo:country="GB"/>
    </style:style>
    <text:list-style style:name="L1">
      <text:list-level-style-bullet text:level="1" text:bullet-char=""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44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02cm" text:min-label-width="0.538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02cm" text:min-label-width="0.538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02cm" text:min-label-width="0.538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01cm" text:min-label-width="0.538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01cm" text:min-label-width="0.538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01cm" text:min-label-width="0.538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01cm" text:min-label-width="0.538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01cm" text:min-label-width="0.538cm"/>
        <style:text-properties fo:font-family="StarSymbol" style:font-pitch="variable" fo:color="#000000" fo:font-size="45%"/>
      </text:list-level-style-bullet>
    </text:list-style>
    <text:list-style style:name="L3">
      <text:list-level-style-bullet text:level="1" text:bullet-char="">
        <style:list-level-properties text:min-label-width="0.44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233cm" text:min-label-width="0.807cm"/>
        <style:text-properties fo:font-family="StarSymbol" style:font-pitch="variable" fo:color="#e6e6e6" fo:font-size="45%"/>
      </text:list-level-style-bullet>
      <text:list-level-style-bullet text:level="2" text:bullet-char="">
        <style:list-level-properties text:space-before="1.53cm" text:min-label-width="0.71cm"/>
        <style:text-properties fo:font-family="Symbol" style:font-pitch="variable" style:font-charset="x-symbol" fo:color="#e6e6e6" fo:font-size="75%"/>
      </text:list-level-style-bullet>
      <text:list-level-style-bullet text:level="3" text:bullet-char="●">
        <style:list-level-properties text:space-before="2.906cm" text:min-label-width="0.533cm"/>
        <style:text-properties fo:font-family="StarSymbol" style:font-pitch="variable" fo:color="#e6e6e6" fo:font-size="45%"/>
      </text:list-level-style-bullet>
      <text:list-level-style-bullet text:level="4" text:bullet-char="">
        <style:list-level-properties text:space-before="4.176cm" text:min-label-width="0.463cm"/>
        <style:text-properties fo:font-family="Symbol" style:font-pitch="variable" style:font-charset="x-symbol" fo:color="#e6e6e6" fo:font-size="75%"/>
      </text:list-level-style-bullet>
      <text:list-level-style-bullet text:level="5" text:bullet-char="●">
        <style:list-level-properties text:space-before="5.3cm" text:min-label-width="0.538cm"/>
        <style:text-properties fo:font-family="StarSymbol" style:font-pitch="variable" fo:color="#e6e6e6" fo:font-size="45%"/>
      </text:list-level-style-bullet>
      <text:list-level-style-bullet text:level="6" text:bullet-char="●">
        <style:list-level-properties text:space-before="5.3cm" text:min-label-width="0.538cm"/>
        <style:text-properties fo:font-family="StarSymbol" style:font-pitch="variable" fo:color="#e6e6e6" fo:font-size="45%"/>
      </text:list-level-style-bullet>
      <text:list-level-style-bullet text:level="7" text:bullet-char="●">
        <style:list-level-properties text:space-before="5.3cm" text:min-label-width="0.538cm"/>
        <style:text-properties fo:font-family="StarSymbol" style:font-pitch="variable" fo:color="#e6e6e6" fo:font-size="45%"/>
      </text:list-level-style-bullet>
      <text:list-level-style-bullet text:level="8" text:bullet-char="●">
        <style:list-level-properties text:space-before="5.3cm" text:min-label-width="0.538cm"/>
        <style:text-properties fo:font-family="StarSymbol" style:font-pitch="variable" fo:color="#e6e6e6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914cm" svg:height="3.511cm" svg:x="2.059cm" svg:y="0.785cm" presentation:class="title" presentation:user-transformed="true">
          <draw:text-box>
            <text:p text:style-name="P1"><text:span text:style-name="T1">new product</text:span></text:p>
          </draw:text-box>
        </draw:frame>
        <draw:frame presentation:style-name="pr2" draw:text-style-name="P2" draw:layer="layout" svg:width="24.368cm" svg:height="13.719cm" svg:x="2.059cm" svg:y="5.455cm" presentation:class="subtitle" presentation:user-transformed="true">
          <draw:text-box>
            <text:p text:style-name="P3"><text:span text:style-name="T1">Nexedi</text:span></text:p>
            <text:p text:style-name="P4"><text:span text:style-name="T1"/></text:p>
            <text:p text:style-name="P4"><text:span text:style-name="T1">a bunch of great ideas</text:span></text:p>
          </draw:text-box>
        </draw:frame>
        <presentation:notes draw:style-name="dp2">
          <draw:custom-shape draw:style-name="gr1" draw:text-style-name="P2" draw:layer="layout" svg:width="13.705cm" svg:height="10.279cm" svg:x="3.647cm" svg:y="2.85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4.354cm" svg:height="11.322cm" svg:x="3.25cm" svg:y="14.12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3.914cm" svg:height="3.511cm" svg:x="2.059cm" svg:y="0.785cm" presentation:class="title" presentation:user-transformed="true">
          <draw:text-box>
            <text:p text:style-name="P6"><text:span text:style-name="T1">Long-term Goal</text:span></text:p>
          </draw:text-box>
        </draw:frame>
        <draw:frame presentation:style-name="pr4" draw:text-style-name="P2" draw:layer="layout" svg:width="24.368cm" svg:height="13.719cm" svg:x="2.059cm" svg:y="5.455cm" presentation:class="outline" presentation:user-transformed="true">
          <draw:text-box>
            <text:list text:style-name="L4">
              <text:list-item>
                <text:p text:style-name="P7"><text:span text:style-name="T1">State the intended goal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3.705cm" svg:height="10.279cm" svg:x="3.647cm" svg:y="2.85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4.354cm" svg:height="11.322cm" svg:x="3.25cm" svg:y="14.12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3.914cm" svg:height="3.511cm" svg:x="2.059cm" svg:y="0.785cm" presentation:class="title" presentation:user-transformed="true">
          <draw:text-box>
            <text:p text:style-name="P6"><text:span text:style-name="T1">Customer Wishes</text:span></text:p>
          </draw:text-box>
        </draw:frame>
        <draw:frame presentation:style-name="pr5" draw:text-style-name="P2" draw:layer="layout" svg:width="23.385cm" svg:height="13.239cm" svg:x="2.583cm" svg:y="5.838cm" presentation:class="outline" presentation:user-transformed="true">
          <draw:text-box>
            <text:list text:style-name="L4">
              <text:list-item>
                <text:p text:style-name="P7"><text:span text:style-name="T1">Describe customer needs and wishes</text:span></text:p>
              </text:list-item>
            </text:list>
            <text:list text:style-name="L4">
              <text:list-item>
                <text:p text:style-name="P8"><text:span text:style-name="T1">Explain the requirements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3.705cm" svg:height="10.279cm" svg:x="3.647cm" svg:y="2.85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4.354cm" svg:height="11.322cm" svg:x="3.25cm" svg:y="14.12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2" draw:layer="layout" svg:width="23.914cm" svg:height="5.517cm" svg:x="2.059cm" svg:y="-0.216cm" presentation:class="title" presentation:user-transformed="true">
          <draw:text-box>
            <text:p text:style-name="P6"><text:span text:style-name="T1">Fulfilling </text:span><text:span text:style-name="T1"><text:line-break/></text:span><text:span text:style-name="T1">Customer Needs</text:span></text:p>
          </draw:text-box>
        </draw:frame>
        <draw:frame presentation:style-name="pr5" draw:text-style-name="P2" draw:layer="layout" svg:width="23.385cm" svg:height="13.239cm" svg:x="2.583cm" svg:y="5.838cm" presentation:class="outline" presentation:user-transformed="true">
          <draw:text-box>
            <text:list text:style-name="L4">
              <text:list-item>
                <text:p text:style-name="P7"><text:span text:style-name="T1">Describe the main attributes of the product</text:span></text:p>
              </text:list-item>
            </text:list>
            <text:list text:style-name="L4">
              <text:list-item>
                <text:p text:style-name="P8"><text:span text:style-name="T1">Link the product attributes to customer needs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3.705cm" svg:height="10.279cm" svg:x="3.647cm" svg:y="2.85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4.354cm" svg:height="11.322cm" svg:x="3.25cm" svg:y="14.12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3.914cm" svg:height="3.511cm" svg:x="2.059cm" svg:y="0.785cm" presentation:class="title" presentation:user-transformed="true">
          <draw:text-box>
            <text:p text:style-name="P6"><text:span text:style-name="T1">Cost Analysis</text:span></text:p>
          </draw:text-box>
        </draw:frame>
        <draw:frame presentation:style-name="pr4" draw:text-style-name="P2" draw:layer="layout" svg:width="24.368cm" svg:height="13.719cm" svg:x="2.059cm" svg:y="5.455cm" presentation:class="outline" presentation:user-transformed="true">
          <draw:text-box>
            <text:list text:style-name="L4">
              <text:list-item>
                <text:p text:style-name="P7"><text:span text:style-name="T1">Indicate the financial advantages for the customer</text:span></text:p>
              </text:list-item>
            </text:list>
            <text:list text:style-name="L4">
              <text:list-item>
                <text:p text:style-name="P8"><text:span text:style-name="T1">Compare quality and price with those of the competition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3.705cm" svg:height="10.279cm" svg:x="3.647cm" svg:y="2.85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4.354cm" svg:height="11.322cm" svg:x="3.25cm" svg:y="14.12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3.914cm" svg:height="3.511cm" svg:x="2.059cm" svg:y="0.785cm" presentation:class="title" presentation:user-transformed="true">
          <draw:text-box>
            <text:p text:style-name="P6"><text:span text:style-name="T1">Strengths and Advantages</text:span></text:p>
          </draw:text-box>
        </draw:frame>
        <draw:frame presentation:style-name="pr5" draw:text-style-name="P2" draw:layer="layout" svg:width="23.385cm" svg:height="13.239cm" svg:x="2.583cm" svg:y="5.838cm" presentation:class="outline" presentation:user-transformed="true">
          <draw:text-box>
            <text:list text:style-name="L4">
              <text:list-item>
                <text:p text:style-name="P7"><text:span text:style-name="T1">Summarize the special features and advantages of the product being introduced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3.705cm" svg:height="10.279cm" svg:x="3.647cm" svg:y="2.85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4.354cm" svg:height="11.322cm" svg:x="3.25cm" svg:y="14.12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3.914cm" svg:height="3.511cm" svg:x="2.059cm" svg:y="0.785cm" presentation:class="title" presentation:user-transformed="true">
          <draw:text-box>
            <text:p text:style-name="P6"><text:span text:style-name="T1">Next Steps of Action</text:span></text:p>
          </draw:text-box>
        </draw:frame>
        <draw:frame presentation:style-name="pr5" draw:text-style-name="P2" draw:layer="layout" svg:width="23.385cm" svg:height="13.239cm" svg:x="2.583cm" svg:y="5.838cm" presentation:class="outline" presentation:user-transformed="true">
          <draw:text-box>
            <text:list text:style-name="L4">
              <text:list-item>
                <text:p text:style-name="P7"><text:span text:style-name="T1">Explain the steps that now need to be taken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3.705cm" svg:height="10.279cm" svg:x="3.647cm" svg:y="2.85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4.354cm" svg:height="11.322cm" svg:x="3.25cm" svg:y="14.12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02cm" text:min-label-width="0.538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02cm" text:min-label-width="0.538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02cm" text:min-label-width="0.538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01cm" text:min-label-width="0.538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01cm" text:min-label-width="0.538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01cm" text:min-label-width="0.538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01cm" text:min-label-width="0.538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01cm" text:min-label-width="0.538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01cm" text:min-label-width="0.538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style:line-height-at-least="2.077cm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"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style:line-height-at-least="3.519cm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9966" style:text-outline="false" style:text-line-through-style="none" style:text-position="0% 100%" fo:font-family="Arial" style:font-family-generic="swiss" style:font-pitch="variable" fo:font-size="40pt" fo:font-style="italic" fo:text-shadow="none" style:text-underline-style="none" fo:font-weight="bold" style:font-family-asian="msmincho" style:font-pitch-asian="variable" style:font-size-asian="40pt" style:font-style-asian="normal" style:font-weight-asian="normal" style:font-family-complex="msmincho" style:font-pitch-complex="variable" style:font-size-complex="4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44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02cm" text:min-label-width="0.538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02cm" text:min-label-width="0.538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02cm" text:min-label-width="0.538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01cm" text:min-label-width="0.538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01cm" text:min-label-width="0.538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01cm" text:min-label-width="0.538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01cm" text:min-label-width="0.538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01cm" text:min-label-width="0.538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.44cm" fo:margin-right="0cm" fo:margin-top="0cm" fo:margin-bottom="0cm" style:line-height-at-least="2.615cm" fo:text-align="center" text:enable-numbering="false" fo:text-indent="0cm" style:punctuation-wrap="simple" style:line-break="strict" style:writing-mode="lr-tb">
        <style:tab-stops>
          <style:tab-stop style:position="0cm"/>
          <style:tab-stop style:position="0.806cm"/>
          <style:tab-stop style:position="2.054cm"/>
          <style:tab-stop style:position="3.302cm"/>
          <style:tab-stop style:position="4.55cm"/>
          <style:tab-stop style:position="5.798cm"/>
          <style:tab-stop style:position="7.046cm"/>
          <style:tab-stop style:position="8.294cm"/>
          <style:tab-stop style:position="9.542cm"/>
          <style:tab-stop style:position="10.79cm"/>
          <style:tab-stop style:position="12.038cm"/>
          <style:tab-stop style:position="13.286cm"/>
          <style:tab-stop style:position="14.534cm"/>
          <style:tab-stop style:position="15.782cm"/>
          <style:tab-stop style:position="17.03cm"/>
          <style:tab-stop style:position="18.278cm"/>
          <style:tab-stop style:position="19.526cm"/>
          <style:tab-stop style:position="20.774cm"/>
          <style:tab-stop style:position="22.022cm"/>
          <style:tab-stop style:position="23.27cm"/>
          <style:tab-stop style:position="24.518cm"/>
        </style:tab-stops>
      </style:paragraph-properties>
      <style:text-properties fo:color="#cccccc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3366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02cm" text:min-label-width="0.538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02cm" text:min-label-width="0.538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02cm" text:min-label-width="0.538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01cm" text:min-label-width="0.538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01cm" text:min-label-width="0.538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01cm" text:min-label-width="0.538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01cm" text:min-label-width="0.538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01cm" text:min-label-width="0.538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01cm" text:min-label-width="0.538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style:line-height-at-least="2.077cm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msmincho" style:font-pitch-asian="variable" style:font-size-asian="24pt" style:font-family-complex="msmincho" style:font-pitch-complex="variable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233cm" text:min-label-width="0.807cm"/>
            <style:text-properties fo:font-family="StarSymbol" style:font-pitch="variable" fo:color="#e6e6e6" fo:font-size="45%"/>
          </text:list-level-style-bullet>
          <text:list-level-style-bullet text:level="2" text:bullet-char="">
            <style:list-level-properties text:space-before="1.53cm" text:min-label-width="0.71cm"/>
            <style:text-properties fo:font-family="Symbol" style:font-pitch="variable" style:font-charset="x-symbol" fo:color="#e6e6e6" fo:font-size="75%"/>
          </text:list-level-style-bullet>
          <text:list-level-style-bullet text:level="3" text:bullet-char="●">
            <style:list-level-properties text:space-before="2.906cm" text:min-label-width="0.533cm"/>
            <style:text-properties fo:font-family="StarSymbol" style:font-pitch="variable" fo:color="#e6e6e6" fo:font-size="45%"/>
          </text:list-level-style-bullet>
          <text:list-level-style-bullet text:level="4" text:bullet-char="">
            <style:list-level-properties text:space-before="4.176cm" text:min-label-width="0.463cm"/>
            <style:text-properties fo:font-family="Symbol" style:font-pitch="variable" style:font-charset="x-symbol" fo:color="#e6e6e6" fo:font-size="75%"/>
          </text:list-level-style-bullet>
          <text:list-level-style-bullet text:level="5" text:bullet-char="●">
            <style:list-level-properties text:space-before="5.3cm" text:min-label-width="0.538cm"/>
            <style:text-properties fo:font-family="StarSymbol" style:font-pitch="variable" fo:color="#e6e6e6" fo:font-size="45%"/>
          </text:list-level-style-bullet>
          <text:list-level-style-bullet text:level="6" text:bullet-char="●">
            <style:list-level-properties text:space-before="5.3cm" text:min-label-width="0.538cm"/>
            <style:text-properties fo:font-family="StarSymbol" style:font-pitch="variable" fo:color="#e6e6e6" fo:font-size="45%"/>
          </text:list-level-style-bullet>
          <text:list-level-style-bullet text:level="7" text:bullet-char="●">
            <style:list-level-properties text:space-before="5.3cm" text:min-label-width="0.538cm"/>
            <style:text-properties fo:font-family="StarSymbol" style:font-pitch="variable" fo:color="#e6e6e6" fo:font-size="45%"/>
          </text:list-level-style-bullet>
          <text:list-level-style-bullet text:level="8" text:bullet-char="●">
            <style:list-level-properties text:space-before="5.3cm" text:min-label-width="0.538cm"/>
            <style:text-properties fo:font-family="StarSymbol" style:font-pitch="variable" fo:color="#e6e6e6" fo:font-size="45%"/>
          </text:list-level-style-bullet>
        </text:list-style>
      </style:graphic-properties>
      <style:paragraph-properties fo:margin-left="1.04cm" fo:margin-right="0cm" fo:margin-top="0cm" fo:margin-bottom="0cm" style:line-height-at-least="2.615cm" fo:text-align="start" text:enable-numbering="true" fo:text-indent="0cm" style:punctuation-wrap="simple" style:line-break="strict" style:writing-mode="lr-tb">
        <style:tab-stops>
          <style:tab-stop style:position="0.207cm"/>
          <style:tab-stop style:position="1.455cm"/>
          <style:tab-stop style:position="2.703cm"/>
          <style:tab-stop style:position="3.951cm"/>
          <style:tab-stop style:position="5.199cm"/>
          <style:tab-stop style:position="6.447cm"/>
          <style:tab-stop style:position="7.694cm"/>
          <style:tab-stop style:position="8.942cm"/>
          <style:tab-stop style:position="10.19cm"/>
          <style:tab-stop style:position="11.438cm"/>
          <style:tab-stop style:position="12.686cm"/>
          <style:tab-stop style:position="13.934cm"/>
          <style:tab-stop style:position="15.182cm"/>
          <style:tab-stop style:position="16.43cm"/>
          <style:tab-stop style:position="17.678cm"/>
          <style:tab-stop style:position="18.926cm"/>
          <style:tab-stop style:position="20.174cm"/>
          <style:tab-stop style:position="21.422cm"/>
          <style:tab-stop style:position="22.67cm"/>
          <style:tab-stop style:position="23.918cm"/>
        </style:tab-stops>
      </style:paragraph-properties>
      <style:text-properties fo:color="#e6e6e6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24cm" fo:margin-right="0cm" fo:margin-top="0cm" fo:margin-bottom="0cm" style:line-height-at-least="2.249cm" fo:text-align="start" text:enable-numbering="true" fo:text-indent="0cm" style:punctuation-wrap="simple" style:line-break="strict" style:writing-mode="lr-tb">
        <style:tab-stops>
          <style:tab-stop style:position="0.255cm"/>
          <style:tab-stop style:position="1.503cm"/>
          <style:tab-stop style:position="2.751cm"/>
          <style:tab-stop style:position="3.999cm"/>
          <style:tab-stop style:position="5.247cm"/>
          <style:tab-stop style:position="6.495cm"/>
          <style:tab-stop style:position="7.743cm"/>
          <style:tab-stop style:position="8.991cm"/>
          <style:tab-stop style:position="10.239cm"/>
          <style:tab-stop style:position="11.487cm"/>
          <style:tab-stop style:position="12.735cm"/>
          <style:tab-stop style:position="13.983cm"/>
          <style:tab-stop style:position="15.231cm"/>
          <style:tab-stop style:position="16.479cm"/>
          <style:tab-stop style:position="17.727cm"/>
          <style:tab-stop style:position="18.975cm"/>
          <style:tab-stop style:position="20.222cm"/>
          <style:tab-stop style:position="21.47cm"/>
          <style:tab-stop style:position="22.718cm"/>
          <style:tab-stop style:position="23.966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msmincho" style:font-pitch-asian="variable" style:font-size-asian="28pt" style:font-family-complex="msmincho" style:font-pitch-complex="variable" style:font-size-complex="28pt" style:font-relief="none"/>
    </style:style>
    <style:style style:name="Default-outline3" style:family="presentation" style:parent-style-name="Default-outline2">
      <style:paragraph-properties fo:margin-left="3.439cm" fo:margin-right="0cm" fo:margin-top="0cm" fo:margin-bottom="0cm" style:line-height-at-least="1.98cm" fo:text-align="start" text:enable-numbering="true" fo:text-indent="0cm" style:punctuation-wrap="simple" style:line-break="strict" style:writing-mode="lr-tb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mincho" style:font-pitch-asian="variable" style:font-size-asian="24pt" style:font-family-complex="msmincho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4.639cm" fo:margin-right="0cm" fo:margin-top="0cm" fo:margin-bottom="0cm" style:line-height-at-least="1.614cm" fo:text-align="start" text:enable-numbering="true" fo:text-indent="0cm" style:punctuation-wrap="simple" style:line-break="strict" style:writing-mode="lr-tb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838cm" fo:margin-right="0cm" fo:margin-top="0cm" fo:margin-bottom="0cm" style:line-height-at-least="1.614cm" fo:text-align="start" text:enable-numbering="true" fo:text-indent="0cm" style:punctuation-wrap="simple" style:line-break="strict" style:writing-mode="lr-tb">
        <style:tab-stops>
          <style:tab-stop style:position="0.401cm"/>
          <style:tab-stop style:position="1.649cm"/>
          <style:tab-stop style:position="2.897cm"/>
          <style:tab-stop style:position="4.145cm"/>
          <style:tab-stop style:position="5.393cm"/>
          <style:tab-stop style:position="6.641cm"/>
          <style:tab-stop style:position="7.888cm"/>
          <style:tab-stop style:position="9.136cm"/>
          <style:tab-stop style:position="10.384cm"/>
          <style:tab-stop style:position="11.632cm"/>
          <style:tab-stop style:position="12.88cm"/>
          <style:tab-stop style:position="14.128cm"/>
          <style:tab-stop style:position="15.376cm"/>
          <style:tab-stop style:position="16.624cm"/>
          <style:tab-stop style:position="17.872cm"/>
          <style:tab-stop style:position="19.12cm"/>
          <style:tab-stop style:position="20.368cm"/>
          <style:tab-stop style:position="21.616cm"/>
          <style:tab-stop style:position="22.864cm"/>
          <style:tab-stop style:position="24.112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838cm" fo:margin-right="0cm" fo:margin-top="0cm" fo:margin-bottom="0cm" style:line-height-at-least="1.614cm" fo:text-align="start" text:enable-numbering="true" fo:text-indent="0cm" style:punctuation-wrap="simple" style:line-break="strict" style:writing-mode="lr-tb">
        <style:tab-stops>
          <style:tab-stop style:position="0.401cm"/>
          <style:tab-stop style:position="1.649cm"/>
          <style:tab-stop style:position="2.897cm"/>
          <style:tab-stop style:position="4.145cm"/>
          <style:tab-stop style:position="5.393cm"/>
          <style:tab-stop style:position="6.641cm"/>
          <style:tab-stop style:position="7.888cm"/>
          <style:tab-stop style:position="9.136cm"/>
          <style:tab-stop style:position="10.384cm"/>
          <style:tab-stop style:position="11.632cm"/>
          <style:tab-stop style:position="12.88cm"/>
          <style:tab-stop style:position="14.128cm"/>
          <style:tab-stop style:position="15.376cm"/>
          <style:tab-stop style:position="16.624cm"/>
          <style:tab-stop style:position="17.872cm"/>
          <style:tab-stop style:position="19.12cm"/>
          <style:tab-stop style:position="20.368cm"/>
          <style:tab-stop style:position="21.616cm"/>
          <style:tab-stop style:position="22.864cm"/>
          <style:tab-stop style:position="24.112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838cm" fo:margin-right="0cm" fo:margin-top="0cm" fo:margin-bottom="0cm" style:line-height-at-least="1.614cm" fo:text-align="start" text:enable-numbering="true" fo:text-indent="0cm" style:punctuation-wrap="simple" style:line-break="strict" style:writing-mode="lr-tb">
        <style:tab-stops>
          <style:tab-stop style:position="0.401cm"/>
          <style:tab-stop style:position="1.649cm"/>
          <style:tab-stop style:position="2.897cm"/>
          <style:tab-stop style:position="4.145cm"/>
          <style:tab-stop style:position="5.393cm"/>
          <style:tab-stop style:position="6.641cm"/>
          <style:tab-stop style:position="7.888cm"/>
          <style:tab-stop style:position="9.136cm"/>
          <style:tab-stop style:position="10.384cm"/>
          <style:tab-stop style:position="11.632cm"/>
          <style:tab-stop style:position="12.88cm"/>
          <style:tab-stop style:position="14.128cm"/>
          <style:tab-stop style:position="15.376cm"/>
          <style:tab-stop style:position="16.624cm"/>
          <style:tab-stop style:position="17.872cm"/>
          <style:tab-stop style:position="19.12cm"/>
          <style:tab-stop style:position="20.368cm"/>
          <style:tab-stop style:position="21.616cm"/>
          <style:tab-stop style:position="22.864cm"/>
          <style:tab-stop style:position="24.112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838cm" fo:margin-right="0cm" fo:margin-top="0cm" fo:margin-bottom="0cm" style:line-height-at-least="1.614cm" fo:text-align="start" text:enable-numbering="true" fo:text-indent="0cm" style:punctuation-wrap="simple" style:line-break="strict" style:writing-mode="lr-tb">
        <style:tab-stops>
          <style:tab-stop style:position="0.401cm"/>
          <style:tab-stop style:position="1.649cm"/>
          <style:tab-stop style:position="2.897cm"/>
          <style:tab-stop style:position="4.145cm"/>
          <style:tab-stop style:position="5.393cm"/>
          <style:tab-stop style:position="6.641cm"/>
          <style:tab-stop style:position="7.888cm"/>
          <style:tab-stop style:position="9.136cm"/>
          <style:tab-stop style:position="10.384cm"/>
          <style:tab-stop style:position="11.632cm"/>
          <style:tab-stop style:position="12.88cm"/>
          <style:tab-stop style:position="14.128cm"/>
          <style:tab-stop style:position="15.376cm"/>
          <style:tab-stop style:position="16.624cm"/>
          <style:tab-stop style:position="17.872cm"/>
          <style:tab-stop style:position="19.12cm"/>
          <style:tab-stop style:position="20.368cm"/>
          <style:tab-stop style:position="21.616cm"/>
          <style:tab-stop style:position="22.864cm"/>
          <style:tab-stop style:position="24.112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838cm" fo:margin-right="0cm" fo:margin-top="0cm" fo:margin-bottom="0cm" style:line-height-at-least="1.614cm" fo:text-align="start" text:enable-numbering="true" fo:text-indent="0cm" style:punctuation-wrap="simple" style:line-break="strict" style:writing-mode="lr-tb">
        <style:tab-stops>
          <style:tab-stop style:position="0.401cm"/>
          <style:tab-stop style:position="1.649cm"/>
          <style:tab-stop style:position="2.897cm"/>
          <style:tab-stop style:position="4.145cm"/>
          <style:tab-stop style:position="5.393cm"/>
          <style:tab-stop style:position="6.641cm"/>
          <style:tab-stop style:position="7.888cm"/>
          <style:tab-stop style:position="9.136cm"/>
          <style:tab-stop style:position="10.384cm"/>
          <style:tab-stop style:position="11.632cm"/>
          <style:tab-stop style:position="12.88cm"/>
          <style:tab-stop style:position="14.128cm"/>
          <style:tab-stop style:position="15.376cm"/>
          <style:tab-stop style:position="16.624cm"/>
          <style:tab-stop style:position="17.872cm"/>
          <style:tab-stop style:position="19.12cm"/>
          <style:tab-stop style:position="20.368cm"/>
          <style:tab-stop style:position="21.616cm"/>
          <style:tab-stop style:position="22.864cm"/>
          <style:tab-stop style:position="24.112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003366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draw:fill="solid" draw:fill-color="#ff996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02cm" text:min-label-width="0.538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02cm" text:min-label-width="0.538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02cm" text:min-label-width="0.538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01cm" text:min-label-width="0.538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01cm" text:min-label-width="0.538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01cm" text:min-label-width="0.538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01cm" text:min-label-width="0.538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01cm" text:min-label-width="0.538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01cm" text:min-label-width="0.538cm"/>
        <style:text-properties fo:font-family="StarSymbol" style:font-pitch="variable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126cm" svg:height="5.344cm" svg:x="2.211cm" svg:y="4.158cm" draw:page-number="1"/>
      <draw:page-thumbnail draw:layer="backgroundobjects" svg:width="7.126cm" svg:height="5.344cm" svg:x="11.661cm" svg:y="4.158cm" draw:page-number="2"/>
      <draw:page-thumbnail draw:layer="backgroundobjects" svg:width="7.126cm" svg:height="5.344cm" svg:x="2.211cm" svg:y="12.177cm" draw:page-number="3"/>
      <draw:page-thumbnail draw:layer="backgroundobjects" svg:width="7.126cm" svg:height="5.344cm" svg:x="11.661cm" svg:y="12.177cm" draw:page-number="4"/>
      <draw:page-thumbnail draw:layer="backgroundobjects" svg:width="7.126cm" svg:height="5.344cm" svg:x="2.211cm" svg:y="20.196cm" draw:page-number="5"/>
      <draw:page-thumbnail draw:layer="backgroundobjects" svg:width="7.126cm" svg:height="5.344cm" svg:x="11.661cm" svg:y="20.196cm" draw:page-number="6"/>
      <draw:frame draw:style-name="gr1" draw:text-style-name="P1" draw:layer="backgroundobjects" svg:width="9.112cm" svg:height="1.484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9.112cm" svg:height="1.484cm" svg:x="11.887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9.112cm" svg:height="1.484cm" svg:x="0cm" svg:y="28.21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9.112cm" svg:height="1.484cm" svg:x="11.887cm" svg:y="28.215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3.751cm" svg:height="3.529cm" svg:x="2.058cm" svg:y="0.763cm" presentation:class="title" presentation:placeholder="true">
        <draw:text-box/>
      </draw:frame>
      <draw:frame presentation:style-name="Default-outline1" draw:layer="backgroundobjects" svg:width="24.205cm" svg:height="17.036cm" svg:x="2.058cm" svg:y="5.454cm" presentation:class="outline" presentation:placeholder="true">
        <draw:text-box/>
      </draw:frame>
      <draw:custom-shape draw:style-name="gr3" draw:text-style-name="P3" draw:layer="backgroundobjects" svg:width="25.986cm" svg:height="0.269cm" svg:x="2.011cm" svg:y="19.659cm">
        <text:p/>
        <draw:enhanced-geometry svg:viewBox="0 0 21600 21600" draw:path-stretchpoint-x="10800" draw:path-stretchpoint-y="10800" draw:text-areas="?f3 ?f4 ?f5 ?f6" draw:type="round-rectangle" draw:modifiers="36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3" draw:text-style-name="P3" draw:layer="backgroundobjects" svg:width="22.481cm" svg:height="0.269cm" svg:x="5.521cm" svg:y="20.249cm">
        <text:p/>
        <draw:enhanced-geometry svg:viewBox="0 0 21600 21600" draw:path-stretchpoint-x="10800" draw:path-stretchpoint-y="10800" draw:text-areas="?f3 ?f4 ?f5 ?f6" draw:type="round-rectangle" draw:modifiers="36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gr4" draw:text-style-name="P4" draw:layer="backgroundobjects" svg:width="21cm" svg:height="29.7cm" svg:x="0cm" svg:y="0cm">
          <text:p/>
        </draw:rect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542cm" svg:height="10.276cm" svg:x="3.647cm" svg:y="2.852cm" presentation:class="page"/>
        <draw:frame presentation:style-name="Default-notes" draw:layer="backgroundobjects" svg:width="14.354cm" svg:height="11.321cm" svg:x="3.25cm" svg:y="14.12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dc:description>General introduction of a new product taking customer wishes into account</dc:description>
    <meta:print-date>2007-02-21T12:07:19</meta:print-date>
    <dc:language>en-GB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81"/>
  </office:meta>
</office:document-meta>
</file>